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>
            <text:p>Solution to Free Fall problem in Savitch Text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Knowns →</text:p>
          </table:table-cell>
          <table:table-cell office:value-type="float" office:value="32.174">
            <text:p>32.174</text:p>
          </table:table-cell>
          <table:table-cell office:value-type="string">
            <text:p><text:s/>= gravity constant ft/sec^2</text:p>
          </table:table-cell>
        </table:table-row>
        <table:table-row table:style-name="ro1">
          <table:table-cell table:number-columns-repeated="3"/>
          <table:table-cell table:style-name="ce3" office:value-type="float" office:value="3.28">
            <text:p>3.280</text:p>
          </table:table-cell>
          <table:table-cell office:value-type="string">
            <text:p><text:s/>= Conversion from feet to meters</text:p>
          </table:table-cell>
        </table:table-row>
        <table:table-row table:style-name="ro1">
          <table:table-cell table:number-columns-repeated="3"/>
          <table:table-cell table:style-name="ce3" office:value-type="float" office:value="1.763">
            <text:p>1.763</text:p>
          </table:table-cell>
          <table:table-cell office:value-type="string">
            <text:p><text:s/>= Time in second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Unknowns →</text:p>
          </table:table-cell>
          <table:table-cell table:style-name="ce3" table:formula="of:=1/2*[.D11]*[.D13]*[.D13]" office:value-type="float" office:value="50.001114703">
            <text:p>50.001</text:p>
          </table:table-cell>
          <table:table-cell office:value-type="string">
            <text:p><text:s/>= Distance Fallen in Free Fall (ft) 1/2gt^2</text:p>
          </table:table-cell>
        </table:table-row>
        <table:table-row table:style-name="ro1">
          <table:table-cell table:number-columns-repeated="3"/>
          <table:table-cell table:style-name="ce3" table:formula="of:=[.D15]/[.D12]" office:value-type="float" office:value="15.2442422875">
            <text:p>15.244</text:p>
          </table:table-cell>
          <table:table-cell office:value-type="string">
            <text:p><text:s/>= Distance Fallen in Free Fall (meters) ft*meters/3.28ft</text:p>
          </table:table-cell>
        </table:table-row>
        <table:table-row table:style-name="ro1">
          <table:table-cell table:number-columns-repeated="3"/>
          <table:table-cell table:style-name="ce3" table:formula="of:=[.D11]/[.D12]" office:value-type="float" office:value="9.80914634146341">
            <text:p>9.809</text:p>
          </table:table-cell>
          <table:table-cell office:value-type="string">
            <text:p><text:s/>= Gravity Constant in meters/sec^2 g* meters/3.28f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9/11/2017</text:date>, <text:time>10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1T10:13:22.25</meta:creation-date>
    <dc:date>2017-09-11T10:49:39.26</dc:date>
    <dc:creator>RCC RCCD</dc:creator>
    <meta:editing-duration>PT5M36S</meta:editing-duration>
    <meta:editing-cycles>2</meta:editing-cycles>
    <meta:generator>OpenOffice/4.1.3$Win32 OpenOffice.org_project/413m1$Build-9783</meta:generator>
    <meta:document-statistic meta:table-count="1" meta:cell-count="15" meta:object-count="0"/>
  </office:meta>
</office:document-meta>
</file>